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hey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Melissa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No Diggity, drove to the hotel, checked in, made fast/amazing love, napped until sunset, drove to the mall. I nearly ran into the back of a car while looking for Cheesecake Factory and lowkey put some blame on her for leaning <text:soft-page-break/>forward and blocking the mirror, but we quickly sorted things without raising our voices. CF was way too busy so we went to the food court, ate some salty Asian food, got chair massages, drove to Walgreens looking for epson salts and a tub stopper. We got vitamins, drove to Publix, bought a bath mat, chocolate, Nerds gummy clusters, went to the hotel.</text:p>
      <text:p text:style-name="P44"><text:s text:c="3"/>They had tub stoppers in the lobby. She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We drove downtown to the festival, found the stage, went to a coffee shop/art gallery, back to the stage for Darby Wilcox. We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
      <text:p text:style-name="P53"/>
      <text:p text:style-name="P53"><text:soft-page-break/>XI.XI</text:p>
      <text:p text:style-name="P53"/>
      <text:p text:style-name="P53">I woke, played Wordle (STOIC in three,) flossed, rinsed, brushed, rinsed my teeth, laid in bed some more, w9:46<text:note text:id="ftn0" text:note-class="footnote"><text:note-citation>2</text:note-citation><text:note-body><text:p text:style-name="P49">Ross is going to try a system where, instead of explaining <text:span text:style-name="T19">where</text:span><text:span text:style-name="T46"> he has written in his journal, it will be indicated by a letter preceding the time: w for LibreOffice Writer, p for phone, c for Chromebook, j for journal.</text:span></text:p></text:note-body></text:n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1T09:48:27.279973745</dc:date>
    <meta:editing-duration>P67DT10H1M10S</meta:editing-duration>
    <meta:editing-cycles>706</meta:editing-cycles>
    <meta:generator>LibreOffice/24.2.5.2$MacOSX_X86_64 LibreOffice_project/bffef4ea93e59bebbeaf7f431bb02b1a39ee8a59</meta:generator>
    <meta:print-date>2024-11-08T17:33:07.521356140</meta:print-date>
    <meta:document-statistic meta:table-count="0" meta:image-count="0" meta:object-count="0" meta:page-count="49" meta:paragraph-count="162" meta:word-count="7553" meta:character-count="39957" meta:non-whitespace-character-count="32419"/>
  </office:meta>
</office:document-meta>
</file>